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i che mi dice</text:p>
      <text:p text:style-name="Standard"/>
      <text:p text:style-name="Standard">cr = 0.093 +- <text:s/>0.001</text:p>
      <text:p text:style-name="Standard">k term = 2.20 +- 0.05</text:p>
      <text:p text:style-name="Standard">ca = 1</text:p>
      <text:p text:style-name="Standard"/>
      <text:p text:style-name="Standard">test 1 ta = 20.2 +- 0.3 <text:s/>t0 = 98.6 <text:s/>+- 1.5 <text:s/>mr = 57.92 <text:s/>+- 0.017 <text:s/>mx = 81.73 +- 0.011 <text:s/>ma = 124.06 +- 0.028</text:p>
      <text:p text:style-name="Standard">test 2 ta = 20.4 +- 0.3 <text:s/>t0 = 98.6 +- 1.5 <text:s/>mr = 57.92 +- 0.017 <text:s/>mx = 81.70 +- <text:s/>0.011 <text:s/>ma = 62.85 +- <text:s/>0.028</text:p>
      <text:p text:style-name="Standard">test 3 ta = 20.9 <text:s/>+- 0.3 <text:s/>t0 = 98.8 <text:s/>+- 1.5 <text:s/>mr = 57.89 +- 0.017 <text:s/>mx = 81.71 +- 0.011 <text:s/>ma = 66.70 +- <text:s/>0.028</text:p>
      <text:p text:style-name="Standard">test 4 ta = 21.3 <text:s/>+- 0.3 <text:s/>t0 = 98.8 +- <text:s/>1.5 <text:s/>mr = 57.88 +- 0.017 <text:s/>mx = 81.72 +- 0.011 <text:s/>ma = 85.01 <text:s/>+- 0.028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e Frau</meta:initial-creator>
    <meta:creation-date>2014-05-09T18:31:16</meta:creation-date>
    <dc:date>2014-05-12T15:50:53</dc:date>
    <dc:creator>Simone Frau</dc:creator>
    <meta:editing-duration>PT1H10M16S</meta:editing-duration>
    <meta:editing-cycles>4</meta:editing-cycles>
    <meta:generator>OpenOffice/4.1.0$Unix OpenOffice.org_project/410m18$Build-9764</meta:generator>
    <meta:document-statistic meta:table-count="0" meta:image-count="0" meta:object-count="0" meta:page-count="1" meta:paragraph-count="8" meta:word-count="126" meta:character-count="490"/>
  </office:meta>
</office:document-meta>
</file>